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9.638cm" table:align="left"/>
    </style:style>
    <style:style style:name="Tabela1.A" style:family="table-column">
      <style:table-column-properties style:column-width="0.901cm"/>
    </style:style>
    <style:style style:name="Tabela1.B" style:family="table-column">
      <style:table-column-properties style:column-width="3.976cm"/>
    </style:style>
    <style:style style:name="Tabela1.C" style:family="table-column">
      <style:table-column-properties style:column-width="4.761cm"/>
    </style:style>
    <style:style style:name="Tabela1.A1" style:family="table-cell">
      <style:table-cell-properties style:vertical-align="middle" fo:padding="0.049cm" fo:border="none"/>
    </style:style>
    <style:style style:name="Tabela1.C6" style:family="table-cell">
      <style:table-cell-properties fo:padding="0.049cm" fo:border="none"/>
    </style:style>
    <style:style style:name="Tabela2" style:family="table">
      <style:table-properties style:width="10.716cm" table:align="left"/>
    </style:style>
    <style:style style:name="Tabela2.A" style:family="table-column">
      <style:table-column-properties style:column-width="7.283cm"/>
    </style:style>
    <style:style style:name="Tabela2.B" style:family="table-column">
      <style:table-column-properties style:column-width="3.433cm"/>
    </style:style>
    <style:style style:name="Tabela2.A1" style:family="table-cell">
      <style:table-cell-properties style:vertical-align="middle" fo:padding="0.049cm" fo:border="none"/>
    </style:style>
    <style:style style:name="Tabela2.B1" style:family="table-cell">
      <style:table-cell-properties fo:padding="0.049cm" fo:border="none"/>
    </style:style>
    <style:style style:name="Tabela3" style:family="table">
      <style:table-properties style:width="9.038cm" table:align="left"/>
    </style:style>
    <style:style style:name="Tabela3.A" style:family="table-column">
      <style:table-column-properties style:column-width="5.606cm"/>
    </style:style>
    <style:style style:name="Tabela3.B" style:family="table-column">
      <style:table-column-properties style:column-width="3.433cm"/>
    </style:style>
    <style:style style:name="Tabela3.A1" style:family="table-cell">
      <style:table-cell-properties style:vertical-align="middle" fo:padding="0.049cm" fo:border="none"/>
    </style:style>
    <style:style style:name="Tabela3.B1" style:family="table-cell">
      <style:table-cell-properties fo:padding="0.049cm" fo:border="none"/>
    </style:style>
    <style:style style:name="Tabela4" style:family="table">
      <style:table-properties style:width="9.179cm" table:align="left"/>
    </style:style>
    <style:style style:name="Tabela4.A" style:family="table-column">
      <style:table-column-properties style:column-width="5.747cm"/>
    </style:style>
    <style:style style:name="Tabela4.B" style:family="table-column">
      <style:table-column-properties style:column-width="3.433cm"/>
    </style:style>
    <style:style style:name="Tabela4.A1" style:family="table-cell">
      <style:table-cell-properties style:vertical-align="middle" fo:padding="0.049cm" fo:border="none"/>
    </style:style>
    <style:style style:name="Tabela4.B1" style:family="table-cell">
      <style:table-cell-properties fo:padding="0.049cm" fo:border="none"/>
    </style:style>
    <style:style style:name="Tabela5" style:family="table">
      <style:table-properties style:width="7.527cm" table:align="left"/>
    </style:style>
    <style:style style:name="Tabela5.A" style:family="table-column">
      <style:table-column-properties style:column-width="4.094cm"/>
    </style:style>
    <style:style style:name="Tabela5.B" style:family="table-column">
      <style:table-column-properties style:column-width="3.433cm"/>
    </style:style>
    <style:style style:name="Tabela5.A1" style:family="table-cell">
      <style:table-cell-properties style:vertical-align="middle" fo:padding="0.049cm" fo:border="none"/>
    </style:style>
    <style:style style:name="Tabela5.B1" style:family="table-cell">
      <style:table-cell-properties fo:padding="0.049cm" fo:border="none"/>
    </style:style>
    <style:style style:name="Tabela6" style:family="table">
      <style:table-properties style:width="5.348cm" table:align="left"/>
    </style:style>
    <style:style style:name="Tabela6.A" style:family="table-column">
      <style:table-column-properties style:column-width="5.348cm"/>
    </style:style>
    <style:style style:name="Tabela6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Standard">
      <style:text-properties fo:color="#000000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>
      <style:text-properties fo:color="#000000"/>
    </style:style>
    <style:style style:name="P13" style:family="paragraph" style:parent-style-name="Text_20_body">
      <style:paragraph-properties fo:margin-top="0cm" fo:margin-bottom="0cm" loext:contextual-spacing="false"/>
    </style:style>
    <style:style style:name="P14" style:family="paragraph" style:parent-style-name="Text_20_body" style:list-style-name="L1">
      <style:paragraph-properties fo:margin-top="0cm" fo:margin-bottom="0cm" loext:contextual-spacing="false"/>
    </style:style>
    <style:style style:name="P15" style:family="paragraph" style:parent-style-name="Text_20_body" style:list-style-name="L2">
      <style:paragraph-properties fo:margin-top="0cm" fo:margin-bottom="0cm" loext:contextual-spacing="false"/>
    </style:style>
    <style:style style:name="P16" style:family="paragraph" style:parent-style-name="Text_20_body" style:list-style-name="L4">
      <style:paragraph-properties fo:margin-top="0cm" fo:margin-bottom="0cm" loext:contextual-spacing="false"/>
    </style:style>
    <style:style style:name="P17" style:family="paragraph" style:parent-style-name="Text_20_body" style:list-style-name="L5">
      <style:paragraph-properties fo:margin-top="0cm" fo:margin-bottom="0cm" loext:contextual-spacing="false"/>
    </style:style>
    <style:style style:name="P18" style:family="paragraph" style:parent-style-name="Text_20_body" style:list-style-name="L6">
      <style:paragraph-properties fo:margin-top="0cm" fo:margin-bottom="0cm" loext:contextual-spacing="false"/>
    </style:style>
    <style:style style:name="P19" style:family="paragraph" style:parent-style-name="Text_20_body" style:list-style-name="L7">
      <style:paragraph-properties fo:margin-top="0cm" fo:margin-bottom="0cm" loext:contextual-spacing="false"/>
    </style:style>
    <style:style style:name="P20" style:family="paragraph" style:parent-style-name="Text_20_body" style:list-style-name="L8">
      <style:paragraph-properties fo:margin-top="0cm" fo:margin-bottom="0cm" loext:contextual-spacing="false"/>
    </style:style>
    <style:style style:name="P21" style:family="paragraph" style:parent-style-name="Text_20_body" style:list-style-name="L9">
      <style:paragraph-properties fo:margin-top="0cm" fo:margin-bottom="0cm" loext:contextual-spacing="false"/>
      <style:text-properties fo:color="#000000"/>
    </style:style>
    <style:style style:name="P22" style:family="paragraph" style:parent-style-name="Text_20_body">
      <style:paragraph-properties fo:break-before="page"/>
      <style:text-properties fo:color="#000000"/>
    </style:style>
    <style:style style:name="T1" style:family="text">
      <style:text-properties officeooo:rsid="00176783"/>
    </style:style>
    <style:style style:name="T2" style:family="text">
      <style:text-properties style:font-name="Liberation Serif" fo:font-size="18pt" fo:font-weight="bold" officeooo:rsid="00176783" style:font-name-asian="Noto Serif CJK SC" style:font-size-asian="18pt" style:font-weight-asian="bold" style:font-name-complex="Lohit Devanagari" style:font-size-complex="18pt" style:font-weight-complex="bold"/>
    </style:style>
    <style:style style:name="T3" style:family="text">
      <style:text-properties fo:color="#ffff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2">ECMAScript Editions</text:span></text:h>
      <text:p text:style-name="P13">Allows trailing commas for function parameter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94220660893056">
          <table:table-cell table:style-name="Tabela1.A1" office:value-type="string">
            <text:p text:style-name="Table_20_Heading">Ver</text:p>
          </table:table-cell>
          <table:table-cell table:style-name="Tabela1.A1" office:value-type="string">
            <text:p text:style-name="Table_20_Heading">Official Name</text:p>
          </table:table-cell>
          <table:table-cell table:style-name="Tabela1.A1" office:value-type="string">
            <text:p text:style-name="Table_20_Heading">Description</text:p>
          </table:table-cell>
        </table:table-row>
        <table:table-row table:style-name="TableLine94220660893056">
          <table:table-cell table:style-name="Tabela1.A1" office:value-type="string">
            <text:p text:style-name="Table_20_Contents">ES1</text:p>
          </table:table-cell>
          <table:table-cell table:style-name="Tabela1.A1" office:value-type="string">
            <text:p text:style-name="Table_20_Contents">ECMAScript 1 (1997)</text:p>
          </table:table-cell>
          <table:table-cell table:style-name="Tabela1.A1" office:value-type="string">
            <text:p text:style-name="Table_20_Contents">First edition</text:p>
          </table:table-cell>
        </table:table-row>
        <table:table-row table:style-name="TableLine94220660893056">
          <table:table-cell table:style-name="Tabela1.A1" office:value-type="string">
            <text:p text:style-name="Table_20_Contents">ES2</text:p>
          </table:table-cell>
          <table:table-cell table:style-name="Tabela1.A1" office:value-type="string">
            <text:p text:style-name="Table_20_Contents">ECMAScript 2 (1998)</text:p>
          </table:table-cell>
          <table:table-cell table:style-name="Tabela1.A1" office:value-type="string">
            <text:p text:style-name="Table_20_Contents">Editorial changes</text:p>
          </table:table-cell>
        </table:table-row>
        <table:table-row table:style-name="TableLine94220660893056">
          <table:table-cell table:style-name="Tabela1.A1" office:value-type="string">
            <text:p text:style-name="Table_20_Contents">ES3</text:p>
          </table:table-cell>
          <table:table-cell table:style-name="Tabela1.A1" office:value-type="string">
            <text:p text:style-name="Table_20_Contents">ECMAScript 3 (1999)</text:p>
          </table:table-cell>
          <table:table-cell table:style-name="Tabela1.A1" office:value-type="string">
            <text:p text:style-name="Table_20_Contents">Added regular expressions<text:line-break/>Added try/catch<text:line-break/>Added switch<text:line-break/>Added do-while</text:p>
          </table:table-cell>
        </table:table-row>
        <table:table-row table:style-name="TableLine94220660893056">
          <table:table-cell table:style-name="Tabela1.A1" office:value-type="string">
            <text:p text:style-name="Table_20_Contents">ES4</text:p>
          </table:table-cell>
          <table:table-cell table:style-name="Tabela1.A1" office:value-type="string">
            <text:p text:style-name="Table_20_Contents">ECMAScript 4</text:p>
          </table:table-cell>
          <table:table-cell table:style-name="Tabela1.A1" office:value-type="string">
            <text:p text:style-name="Table_20_Contents">Never released</text:p>
          </table:table-cell>
        </table:table-row>
        <table:table-row table:style-name="TableLine94220660893056">
          <table:table-cell table:style-name="Tabela1.A1" office:value-type="string">
            <text:p text:style-name="Table_20_Contents">ES5</text:p>
          </table:table-cell>
          <table:table-cell table:style-name="Tabela1.A1" office:value-type="string">
            <text:p text:style-name="Table_20_Contents">ECMAScript 5 (2009)</text:p>
          </table:table-cell>
          <table:table-cell table:style-name="Tabela1.C6" office:value-type="string">
            <text:p text:style-name="P3"/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 table:style-name="TableLine94220702014592">
          <table:table-cell table:style-name="Tabela2.A1" office:value-type="string">
            <text:p text:style-name="Table_20_Contents">Added "strict mode"<text:line-break/>Added JSON support<text:line-break/>Added String.trim()<text:line-break/>Added Array.isArray()<text:line-break/>Added Array iteration methods<text:line-break/>Allows trailing commas for object literals</text:p>
          </table:table-cell>
          <table:table-cell table:style-name="Tabela2.B1" office:value-type="string">
            <text:p text:style-name="P3"/>
          </table:table-cell>
        </table:table-row>
        <table:table-row table:style-name="TableLine94220702014592">
          <table:table-cell table:style-name="Tabela2.A1" office:value-type="string">
            <text:p text:style-name="Table_20_Contents">ES6</text:p>
          </table:table-cell>
          <table:table-cell table:style-name="Tabela2.A1" office:value-type="string">
            <text:p text:style-name="Table_20_Contents">ECMAScript 2015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 table:style-name="TableLine94220700415584">
          <table:table-cell table:style-name="Tabela3.A1" office:value-type="string">
            <text:p text:style-name="Table_20_Contents">Added let and const<text:line-break/>Added default parameter values<text:line-break/>Added Array.find()<text:line-break/>Added Array.findIndex()</text:p>
          </table:table-cell>
          <table:table-cell table:style-name="Tabela3.B1" office:value-type="string">
            <text:p text:style-name="P3"/>
          </table:table-cell>
        </table:table-row>
        <table:table-row table:style-name="TableLine94220700415584">
          <table:table-cell table:style-name="Tabela3.A1" office:value-type="string">
            <text:p text:style-name="P3"/>
          </table:table-cell>
          <table:table-cell table:style-name="Tabela3.A1" office:value-type="string">
            <text:p text:style-name="Table_20_Contents">ECMAScript 2016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row table:style-name="TableLine94220701979408">
          <table:table-cell table:style-name="Tabela4.A1" office:value-type="string">
            <text:p text:style-name="Table_20_Contents">Added exponential operator (**)<text:line-break/>Added Array.includes()</text:p>
          </table:table-cell>
          <table:table-cell table:style-name="Tabela4.B1" office:value-type="string">
            <text:p text:style-name="P3"/>
          </table:table-cell>
        </table:table-row>
        <table:table-row table:style-name="TableLine94220701979408">
          <table:table-cell table:style-name="Tabela4.A1" office:value-type="string">
            <text:p text:style-name="P3"/>
          </table:table-cell>
          <table:table-cell table:style-name="Tabela4.A1" office:value-type="string">
            <text:p text:style-name="Table_20_Contents">ECMAScript 2017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 table:style-name="TableLine94220591099904">
          <table:table-cell table:style-name="Tabela5.A1" office:value-type="string">
            <text:p text:style-name="Table_20_Contents">Added string padding<text:line-break/>Added Object.entries()<text:line-break/>Added Object.values()<text:line-break/>Added async functions<text:line-break/>Added shared memory</text:p>
          </table:table-cell>
          <table:table-cell table:style-name="Tabela5.B1" office:value-type="string">
            <text:p text:style-name="P3"/>
          </table:table-cell>
        </table:table-row>
        <table:table-row table:style-name="TableLine94220591099904">
          <table:table-cell table:style-name="Tabela5.A1" office:value-type="string">
            <text:p text:style-name="P3"/>
          </table:table-cell>
          <table:table-cell table:style-name="Tabela5.A1" office:value-type="string">
            <text:p text:style-name="Table_20_Contents">ECMAScript 2018</text:p>
          </table:table-cell>
        </table:table-row>
      </table:table>
      <table:table table:name="Tabela6" table:style-name="Tabela6">
        <table:table-column table:style-name="Tabela6.A"/>
        <table:table-row table:style-name="TableLine94220701676048">
          <table:table-cell table:style-name="Tabela6.A1" office:value-type="string">
            <text:p text:style-name="Table_20_Contents">Added rest / spread properties<text:line-break/>Added asynchronous iteration<text:line-break/>Added Promise.finally()<text:line-break/>Additions to RegExp </text:p>
          </table:table-cell>
        </table:table-row>
      </table:table>
      <text:p text:style-name="Text_20_body"><text:span text:style-name="T2"/></text:p>
      <text:h text:style-name="P1" text:outline-level="2"><text:span text:style-name="T2">V</text:span>ersões do ECMAScript?</text:h>
      <text:p text:style-name="Text_20_body">Assim como o JavaScript abriu portas para que novas versões fossem criadas, a sua variação, mais acessível e democrática, acabou criando brechas para que, ao longo dos anos, novas variações fossem colocadas na mesa. Para quem deseja programar, conhecer mais acerca desses processos é extremamente válido!</text:p>
      <text:p text:style-name="Text_20_body">Dentre as principais atualizações relacionadas às versões do ECMAScript, com as <text:span text:style-name="Emphasis">features</text:span>, estão:</text:p>
      <text:list xml:id="list1872796992" text:style-name="L1">
        <text:list-item>
          <text:p text:style-name="P14">Funções <text:span text:style-name="Emphasis">map, filter </text:span>e <text:span text:style-name="Emphasis">reduce</text:span>;</text:p>
        </text:list-item>
        <text:list-item>
          <text:p text:style-name="P14">Funções <text:span text:style-name="Emphasis">arrow;</text:span></text:p>
        </text:list-item>
        <text:list-item>
          <text:p text:style-name="P14">Função <text:span text:style-name="Emphasis">find</text:span>;</text:p>
        </text:list-item>
        <text:list-item>
          <text:p text:style-name="P4">Funções <text:span text:style-name="Emphasis">some</text:span> e <text:span text:style-name="Emphasis">every.</text:span></text:p>
        </text:list-item>
      </text:list>
      <text:p text:style-name="Text_20_body">Aproveite para ler abaixo mais sobre as novas versões do ECMA e como isso pode vir a influenciar nos seus conhecimentos enquanto pessoa programadora e interessada em tecnologia!</text:p>
      <text:h text:style-name="Heading_20_3" text:outline-level="3">ES2005 </text:h>
      <text:p text:style-name="Text_20_body">Com a ampliação das tecnologias aplicadas à <text:a xlink:type="simple" xlink:href="https://blog.betrybe.com/tecnologia/rede-mundial-de-computadores/" office:target-frame-name="_blank" xlink:show="new" text:style-name="Internet_20_link" text:visited-style-name="Visited_20_Internet_20_Link">rede mundial de computadores</text:a>, a primeira versão foi criada para o ECMAScript. Por meio dela, foi possível adicionar novos recursos e funções, facilitando, e muito, a vida de pessoas programadoras que precisavam de uma maior versatilidade no programa.</text:p>
      <text:p text:style-name="Text_20_body">Dentre as principais <text:span text:style-name="Emphasis">features</text:span> adicionais, estão:</text:p>
      <text:list xml:id="list2185291092" text:style-name="L2">
        <text:list-item>
          <text:p text:style-name="P15"><text:span text:style-name="Emphasis">array.map ();</text:span></text:p>
        </text:list-item>
        <text:list-item>
          <text:p text:style-name="P15"><text:span text:style-name="Emphasis">.reduce ();</text:span></text:p>
        </text:list-item>
        <text:list-item>
          <text:p text:style-name="P15"><text:span text:style-name="Emphasis">.filter ();</text:span></text:p>
        </text:list-item>
        <text:list-item>
          <text:p text:style-name="P15"><text:a xlink:type="simple" xlink:href="https://blog.betrybe.com/tecnologia/json/" office:target-frame-name="_blank" xlink:show="new" text:style-name="Internet_20_link" text:visited-style-name="Visited_20_Internet_20_Link"><text:span text:style-name="Emphasis">JSON</text:span></text:a><text:span text:style-name="Emphasis">;</text:span></text:p>
        </text:list-item>
        <text:list-item>
          <text:p text:style-name="P15"><text:span text:style-name="Emphasis">string;</text:span></text:p>
        </text:list-item>
        <text:list-item>
          <text:p text:style-name="P5"><text:span text:style-name="Emphasis">data.</text:span></text:p>
        </text:list-item>
      </text:list>
      <text:h text:style-name="Heading_20_3" text:outline-level="3">ES2006</text:h>
      <text:p text:style-name="Text_20_body">Na versão de 2006, também conhecida como ES6, a versão ECMAScript acabou se mostrando extremamente útil para quem utiliza <text:span text:style-name="Strong_20_Emphasis">Por meio dela, as pessoas começaram a utilizar palavras-chave para criar variáveis com escopo de bloco.</text:span> Além disso, dois recursos foram adicionados:</text:p>
      <text:list xml:id="list3556059996" text:style-name="L3">
        <text:list-item>
          <text:p text:style-name="P6"><text:span text:style-name="Emphasis">deixe e const.</text:span></text:p>
        </text:list-item>
      </text:list>
      <text:p text:style-name="Text_20_body">Por meio do <text:span text:style-name="Emphasis">const</text:span>, é possível criar constantes utilizando escopo de bloco. Além dessa função muito útil, ainda foram adicionadas as seguintes funcionalidades:</text:p>
      <text:list xml:id="list3141057215" text:style-name="L4">
        <text:list-item>
          <text:p text:style-name="P16">Desestruturação: utilizando a opção de desestruturação, é possível extrair algumas propriedades de um determinado objeto, criando variáveis com os valores aplicados;</text:p>
        </text:list-item>
        <text:list-item>
          <text:p text:style-name="P16">Promises: com esta função, foi possível tornar o mundo assíncrono ainda mais simples, livrando os programadores de resultados indefinidos e do <text:a xlink:type="simple" xlink:href="https://blog.betrybe.com/tecnologia/callback/" office:target-frame-name="_blank" xlink:show="new" text:style-name="Internet_20_link" text:visited-style-name="Visited_20_Internet_20_Link"><text:span text:style-name="Emphasis">callback</text:span></text:a>.</text:p>
        </text:list-item>
        <text:list-item>
          <text:p text:style-name="P7">Instruções de importação/exportação: a partir desta versão, é possível exportar qualquer coisa de um determinado arquivo usando “export” e importar com “import”.</text:p>
        </text:list-item>
      </text:list>
      <text:h text:style-name="Heading_20_3" text:outline-level="3"><text:soft-page-break/>ES2007</text:h>
      <text:p text:style-name="Text_20_body">A versão de 2007 do ECMAScript, foi possível adicionar dois módulos muito interessantes:</text:p>
      <text:list xml:id="list2809479821" text:style-name="L5">
        <text:list-item>
          <text:p text:style-name="P17">Método <text:span text:style-name="Emphasis">Array.includes ()</text:span>, onde é possível verificar se um elemento existe dentro de uma matriz ou não;</text:p>
        </text:list-item>
        <text:list-item>
          <text:p text:style-name="P8">Operador exponencial: ‘**’, onde não será mais preciso utilizar o <text:span text:style-name="Emphasis">Math.pow ()</text:span> para os operadores.</text:p>
        </text:list-item>
      </text:list>
      <text:h text:style-name="Heading_20_3" text:outline-level="3">ES2008</text:h>
      <text:p text:style-name="Text_20_body">A versão de 2008 do ECMAScript acabou trazendo inúmeros recursos, visando facilitar ainda mais a vida de quem programa. Dentre eles, estão:</text:p>
      <text:list xml:id="list3353516751" text:style-name="L6">
        <text:list-item>
          <text:p text:style-name="P18"><text:span text:style-name="Emphasis">Object;</text:span></text:p>
        </text:list-item>
        <text:list-item>
          <text:p text:style-name="P9"><text:span text:style-name="Emphasis">String.</text:span></text:p>
        </text:list-item>
      </text:list>
      <text:p text:style-name="Text_20_body">Além disso, o recurso mais viável se mostra o <text:span text:style-name="Emphasis">assíncrono / aguardar</text:span>, tornando a programação assíncrona bem mais fácil e agradável.</text:p>
      <text:h text:style-name="Heading_20_3" text:outline-level="3">ES2020</text:h>
      <text:p text:style-name="Text_20_body">Dentre as principais novidades do ES2020 estão:</text:p>
      <text:list xml:id="list636999798" text:style-name="L7">
        <text:list-item>
          <text:p text:style-name="P19">Importação dinâmica, onde é possível usar a importação como função em qualquer uma das partes do seu código;</text:p>
        </text:list-item>
        <text:list-item>
          <text:p text:style-name="P19"><text:span text:style-name="Emphasis">BigInt, que ajuda a representar números maiores do que 2^53-1.</text:span></text:p>
        </text:list-item>
        <text:list-item>
          <text:p text:style-name="P19"><text:span text:style-name="Emphasis">Promise.allSettled (), que retorna uma determinada promessa;</text:span></text:p>
        </text:list-item>
        <text:list-item>
          <text:p text:style-name="P10"><text:span text:style-name="Emphasis">globalThis, em que não será mais necessário diferenciar se o código está, ou não, rodando em um navegador.</text:span></text:p>
        </text:list-item>
      </text:list>
      <text:h text:style-name="Heading_20_3" text:outline-level="3">ES2021</text:h>
      <text:p text:style-name="Text_20_body">Dentro da lista de ECMAScript de 2021, mostrando-se tão essencial quanto o <text:a xlink:type="simple" xlink:href="https://blog.betrybe.com/desenvolvimento-web/comandos-sql/" office:target-frame-name="_blank" xlink:show="new" text:style-name="Internet_20_link" text:visited-style-name="Visited_20_Internet_20_Link">comando SQL</text:a>, foram adicionados alguns novos recursos:</text:p>
      <text:list xml:id="list207985488" text:style-name="L8">
        <text:list-item>
          <text:p text:style-name="P20"><text:span text:style-name="Emphasis">Logical Assignment Operators;</text:span></text:p>
        </text:list-item>
        <text:list-item>
          <text:p text:style-name="P20"><text:span text:style-name="Emphasis">String.prototype.replaceAll();</text:span></text:p>
        </text:list-item>
        <text:list-item>
          <text:p text:style-name="P20"><text:span text:style-name="Emphasis">Promise.any();</text:span></text:p>
        </text:list-item>
        <text:list-item>
          <text:p text:style-name="P20"><text:span text:style-name="Emphasis">WeakRefs;</text:span></text:p>
        </text:list-item>
        <text:list-item>
          <text:p text:style-name="P11"><text:span text:style-name="Emphasis">Underscores (_), utilizando separadores em number literals e em bigint literals.</text:span></text:p>
        </text:list-item>
      </text:list>
      <text:p text:style-name="Standard"><text:a xlink:type="simple" xlink:href="https://blog.betrybe.com/linguagem-de-programacao/ecmascript-o-que-e/" text:style-name="Internet_20_link" text:visited-style-name="Visited_20_Internet_20_Link">https://blog.betrybe.com/linguagem-de-programacao/ecmascript-o-que-e/</text:a></text:p>
      <text:p text:style-name="Standard"/>
      <text:p text:style-name="P22"><text:bookmark text:name="hs_cos_wrapper_post_body"/>ES1 1997 </text:p>
      <text:list xml:id="list2658553129" text:style-name="L9">
        <text:list-item>
          <text:p text:style-name="P21">ES2 1998 </text:p>
        </text:list-item>
        <text:list-item>
          <text:p text:style-name="P21">ES3 1999 </text:p>
        </text:list-item>
        <text:list-item>
          <text:p text:style-name="P21">ES4 Abandoned </text:p>
        </text:list-item>
        <text:list-item>
          <text:p text:style-name="P21">ES5 2009 </text:p>
        </text:list-item>
        <text:list-item>
          <text:p text:style-name="P21">ES6 2015 </text:p>
        </text:list-item>
        <text:list-item>
          <text:p text:style-name="P21">ES7 2016 </text:p>
        </text:list-item>
        <text:list-item>
          <text:p text:style-name="P21">ES8 2017 </text:p>
        </text:list-item>
        <text:list-item>
          <text:p text:style-name="P12">ES9 2018 </text:p>
        </text:list-item>
      </text:list>
      <text:p text:style-name="P2"/>
      <text:p text:style-name="P2"/>
      <text:p text:style-name="P2"><text:a xlink:type="simple" xlink:href="https://madasamy.medium.com/javascript-brief-history-and-ecmascript-es6-es7-es8-features-673973394df4" text:style-name="Internet_20_link" text:visited-style-name="Visited_20_Internet_20_Link">https://madasamy.medium.com/javascript-brief-history-and-ecmascript-es6-es7-es8-features-673973394df4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13:31:03.098388202</meta:creation-date>
    <dc:date>2022-01-22T13:34:39.651201957</dc:date>
    <meta:editing-duration>PT3M36S</meta:editing-duration>
    <meta:editing-cycles>4</meta:editing-cycles>
    <meta:generator>LibreOffice/6.4.7.2$Linux_X86_64 LibreOffice_project/40$Build-2</meta:generator>
    <meta:document-statistic meta:table-count="6" meta:image-count="0" meta:object-count="0" meta:page-count="4" meta:paragraph-count="86" meta:word-count="661" meta:character-count="4442" meta:non-whitespace-character-count="3891"/>
  </office:meta>
</office:document-meta>
</file>